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7" style:family="paragraph">
      <loext:graphic-properties draw:fill-color="#99ff66" draw:opacity="100%"/>
      <style:paragraph-properties fo:text-align="center"/>
      <style:text-properties fo:font-size="12pt"/>
    </style:style>
    <style:style style:name="P8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9" style:family="paragraph">
      <loext:graphic-properties draw:fill-color="#801900" draw:opacity="100%"/>
      <style:paragraph-properties fo:text-align="center"/>
      <style:text-properties fo:font-size="12pt"/>
    </style:style>
    <style:style style:name="P10" style:family="paragraph">
      <loext:graphic-properties draw:fill-color="#99ff66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3" style:family="paragraph">
      <loext:graphic-properties draw:fill-color="#ff6600" draw:opacity="100%"/>
      <style:paragraph-properties fo:text-align="center"/>
      <style:text-properties fo:font-size="12pt"/>
    </style:style>
    <style:style style:name="gr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opacity="25%" draw:textarea-horizontal-align="justify" draw:textarea-vertical-align="middle" draw:auto-grow-height="false" fo:min-height="0.1346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2a6099" draw:opacity="25%" draw:textarea-horizontal-align="justify" draw:textarea-vertical-align="middle" draw:auto-grow-height="false" fo:min-height="0.1339in" fo:min-width="0.1339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8019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4" draw:name="Shape 71" draw:style-name="gr12" draw:text-style-name="P10" svg:width="0.1335in" svg:height="0.1335in" svg:x="3.4374in" svg:y="0.4118in"><text:p/><draw:enhanced-geometry svg:viewBox="0 0 21600 21600" draw:type="rectangle" draw:enhanced-path="M 0 0 L 21600 0 21600 21600 0 21600 0 0 Z N"/></draw:custom-shape><draw:custom-shape text:anchor-type="paragraph" draw:z-index="14" draw:name="Shape 12" draw:style-name="gr9" draw:text-style-name="P4" svg:width="0.1343in" svg:height="0.1343in" svg:x="5.3638in" svg:y="0.4098in"><text:p/><draw:enhanced-geometry svg:viewBox="0 0 21600 21600" draw:type="rectangle" draw:enhanced-path="M 0 0 L 21600 0 21600 21600 0 21600 0 0 Z N"/></draw:custom-shape><draw:custom-shape text:anchor-type="paragraph" draw:z-index="17" draw:name="Shape 15" draw:style-name="gr7" draw:text-style-name="P8" svg:width="0.1335in" svg:height="0.1335in" svg:x="1.4366in" svg:y="0.4193in"><text:p/><draw:enhanced-geometry svg:viewBox="0 0 21600 21600" draw:type="rectangle" draw:enhanced-path="M 0 0 L 21600 0 21600 21600 0 21600 0 0 Z N"/></draw:custom-shape><draw:custom-shape text:anchor-type="paragraph" draw:z-index="21" draw:name="Shape 7" draw:style-name="gr4" draw:text-style-name="P3" svg:width="0.135in" svg:height="0.135in" svg:x="0.3835in" svg:y="0.421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20" draw:name="Shape 4" draw:style-name="gr5" draw:text-style-name="P6" svg:width="0.1335in" svg:height="0.1335in" svg:x="0.342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6" draw:name="Shape 10" draw:style-name="gr8" draw:text-style-name="P9" svg:width="0.1343in" svg:height="0.1343in" svg:x="0.4134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5" draw:style-name="gr11" draw:text-style-name="P5" svg:width="0.135in" svg:height="0.135in" svg:x="0.4272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1" draw:text-style-name="P3" svg:width="0.1335in" svg:height="0.1335in" svg:x="0.3909in" svg:y="0.172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12" draw:name="Shape 9" draw:style-name="gr7" draw:text-style-name="P8" svg:width="0.1335in" svg:height="0.1335in" svg:x="0.4402in" svg:y="0.176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9" draw:name="Shape 3" draw:style-name="gr6" draw:text-style-name="P7" svg:width="0.1335in" svg:height="0.1335in" svg:x="0.339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11" draw:style-name="gr10" draw:text-style-name="P4" svg:width="0.1335in" svg:height="0.1335in" svg:x="0.3783in" svg:y="0.164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7" draw:name="Shape 1" draw:style-name="gr5" draw:text-style-name="P6" svg:width="0.1335in" svg:height="0.1335in" svg:x="0.3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14" draw:text-style-name="P12" svg:width="0.1358in" svg:height="0.1358in" svg:x="0.3846in" svg:y="0.1673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2" draw:name="Shape 14" draw:style-name="gr3" draw:text-style-name="P5" svg:width="0.1335in" svg:height="0.1335in" svg:x="0.34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6" draw:text-style-name="P13" svg:width="0.135in" svg:height="0.135in" svg:x="0.3783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8" draw:style-name="gr7" draw:text-style-name="P8" svg:width="0.1335in" svg:height="0.1335in" svg:x="0.448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5" draw:text-style-name="P10" svg:width="0.135in" svg:height="0.135in" svg:x="0.3945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3" draw:name="Shape 17" draw:style-name="gr2" draw:text-style-name="P4" svg:width="0.1343in" svg:height="0.135in" svg:x="0.3425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2" draw:style-name="gr5" draw:text-style-name="P6" svg:width="0.1335in" svg:height="0.1335in" svg:x="0.381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3" draw:text-style-name="P11" svg:width="0.1343in" svg:height="0.1343in" svg:x="0.446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6" draw:style-name="gr3" draw:text-style-name="P5" svg:width="0.1335in" svg:height="0.1335in" svg:x="0.3898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4" draw:name="Shape 18" draw:style-name="gr1" draw:text-style-name="P3" svg:width="0.1335in" svg:height="0.1335in" svg:x="0.3453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16" draw:style-name="gr7" draw:text-style-name="P8" svg:width="0.1335in" svg:height="0.1335in" svg:x="0.3953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2" draw:text-style-name="P10" svg:width="0.1335in" svg:height="0.1335in" svg:x="0.4398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13" draw:style-name="gr2" draw:text-style-name="P4" svg:width="0.1343in" svg:height="0.135in" svg:x="0.390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2:34:14.749668313</dc:date>
    <meta:editing-duration>PT1H59M25S</meta:editing-duration>
    <meta:editing-cycles>1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